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9F400000CB30000091D1419814F.svg" manifest:media-type="image/svg+xml"/>
  <manifest:file-entry manifest:full-path="Pictures/100000010000007B00000058900EBBCA.png" manifest:media-type="image/png"/>
  <manifest:file-entry manifest:full-path="Pictures/100000010000017E000000E8333A518E.png" manifest:media-type="image/png"/>
  <manifest:file-entry manifest:full-path="Pictures/10002EAC0000276E00001800E1A44E8C.svg" manifest:media-type="image/svg+xml"/>
  <manifest:file-entry manifest:full-path="Pictures/10000001000001B9000001218FFFD55D.png" manifest:media-type="image/png"/>
  <manifest:file-entry manifest:full-path="Pictures/10000001000000A3000001658BE25924.png" manifest:media-type="image/png"/>
  <manifest:file-entry manifest:full-path="Pictures/10000001000001DB0000017E407B748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9.15cm" fo:min-width="18.75cm" loext:decorative="false"/>
    </style:style>
    <style:style style:name="gr2" style:family="graphic" style:parent-style-name="standard">
      <style:graphic-properties draw:stroke="dash" draw:stroke-dash="Long_20_Dot" svg:stroke-width="0.028cm" draw:marker-start-width="0.247cm" draw:marker-end-width="0.247cm" svg:stroke-linecap="butt" draw:fill-color="#ffffd7" draw:textarea-horizontal-align="justify" draw:textarea-vertical-align="middle" draw:auto-grow-height="false" fo:min-height="8.622cm" fo:min-width="7.372cm" fo:padding-top="0.064cm" fo:padding-bottom="0.064cm" fo:padding-left="0.189cm" fo:padding-right="0.189cm" loext:decorative="false"/>
    </style:style>
    <style:style style:name="gr3" style:family="graphic" style:parent-style-name="objectwithoutfill">
      <style:graphic-properties draw:fill="none" loext:decorative="false"/>
    </style:style>
    <style:style style:name="gr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1.17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9" style:family="graphic">
      <style:graphic-properties style:writing-mode="lr-tb" loext:decorative="false"/>
    </style:style>
    <style:style style:name="gr1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graphic-properties loext:decorative="false"/>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graphic-properties svg:stroke-width="0.028cm" draw:marker-start-width="0.247cm" draw:marker-end-width="0.247cm" draw:fill-color="#b4c7dc" draw:textarea-horizontal-align="justify" draw:textarea-vertical-align="middle" draw:auto-grow-height="false" fo:min-height="1.372cm" fo:min-width="2.277cm" fo:padding-top="0.064cm" fo:padding-bottom="0.064cm" fo:padding-left="0.189cm" fo:padding-right="0.189cm" fo:wrap-option="wrap" style:writing-mode="lr-tb" loext:decorative="false"/>
      <style:paragraph-properties style:writing-mode="lr-tb"/>
    </style:style>
    <style:style style:name="gr2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svg:stroke-color="#000000" draw:fill="none" draw:fill-color="#ffffff" draw:auto-grow-height="true" draw:auto-grow-width="false" fo:min-height="1.691cm" loext:decorative="false"/>
      <style:paragraph-properties style:writing-mode="lr-tb"/>
    </style:style>
    <style:style style:name="gr28" style:family="graphic" style:parent-style-name="standard">
      <style:graphic-properties draw:stroke="none" draw:fill="none" fo:min-height="1.03cm" loext:decorative="false"/>
      <style:paragraph-properties style:writing-mode="lr-tb"/>
    </style:style>
    <style:style style:name="gr29" style:family="graphic" style:parent-style-name="standard">
      <style:graphic-properties draw:stroke="none" draw:fill="none" fo:min-height="1.666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0.5cm" loext:decorative="false"/>
      <style:paragraph-properties style:writing-mode="lr-tb"/>
    </style:style>
    <style:style style:name="gr32" style:family="graphic" style:parent-style-name="standard">
      <style:graphic-properties draw:stroke="none" draw:textarea-horizontal-align="justify" draw:textarea-vertical-align="middle" draw:auto-grow-height="false" fo:min-height="10.05cm" fo:min-width="18.75cm" loext:decorative="false"/>
    </style:style>
    <style:style style:name="gr33" style:family="graphic" style:parent-style-name="standard">
      <style:graphic-properties draw:stroke="dash" draw:stroke-dash="Long_20_Dot" svg:stroke-width="0.028cm" draw:marker-start-width="0.247cm" draw:marker-end-width="0.247cm" svg:stroke-linecap="butt" draw:fill-color="#ffe994" draw:textarea-horizontal-align="justify" draw:textarea-vertical-align="middle" draw:auto-grow-height="false" fo:min-height="8.622cm" fo:min-width="10.022cm" fo:padding-top="0.064cm" fo:padding-bottom="0.064cm" fo:padding-left="0.189cm" fo:padding-right="0.189cm" loext:decorative="false"/>
    </style:style>
    <style:style style:name="gr3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5" style:family="graphic" style:parent-style-name="standard">
      <style:graphic-properties svg:stroke-width="0.053cm" draw:marker-start-width="0.284cm" draw:marker-end-width="0.284cm" draw:fill-color="#ffffa6" draw:textarea-horizontal-align="justify" draw:textarea-vertical-align="middle" draw:auto-grow-height="false" fo:min-height="2.598cm" fo:min-width="2.848cm" fo:padding-top="0.076cm" fo:padding-bottom="0.076cm" fo:padding-left="0.201cm" fo:padding-right="0.201cm" style:writing-mode="lr-tb" loext:decorative="false"/>
      <style:paragraph-properties style:writing-mode="lr-tb"/>
    </style:style>
    <style:style style:name="gr36" style:family="graphic" style:parent-style-name="standard">
      <style:graphic-properties svg:stroke-width="0.053cm" draw:marker-start-width="0.285cm" draw:marker-end-width="0.285cm" draw:fill-color="#b2b2b2" draw:textarea-horizontal-align="justify" draw:textarea-vertical-align="middle" draw:auto-grow-height="false" fo:min-height="0.846cm" fo:min-width="1.846cm" fo:padding-top="0.077cm" fo:padding-bottom="0.077cm" fo:padding-left="0.202cm" fo:padding-right="0.202cm" style:writing-mode="lr-tb" loext:decorative="false"/>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53" style:family="graphic" style:parent-style-name="standard">
      <style:graphic-properties svg:stroke-width="0.053cm" draw:marker-start-width="0.284cm" draw:marker-end-width="0.284cm" draw:fill-color="#b2b2b2" draw:textarea-horizontal-align="justify" draw:textarea-vertical-align="middle" draw:auto-grow-height="false" fo:min-height="2.598cm" fo:min-width="2.848cm" fo:padding-top="0.076cm" fo:padding-bottom="0.076cm" fo:padding-left="0.201cm" fo:padding-right="0.201cm" style:writing-mode="lr-tb" loext:decorative="false"/>
      <style:paragraph-properties style:writing-mode="lr-tb"/>
    </style:style>
    <style:style style:name="gr54" style:family="graphic" style:parent-style-name="standard">
      <style:graphic-properties svg:stroke-width="0.028cm" draw:marker-start-width="0.247cm" draw:marker-end-width="0.247cm" draw:fill-color="#b4c7dc" draw:textarea-horizontal-align="justify" draw:textarea-vertical-align="middle" draw:auto-grow-height="false" fo:min-height="1.494cm" fo:min-width="2.399cm" fo:padding-top="0.064cm" fo:padding-bottom="0.064cm" fo:padding-left="0.189cm" fo:padding-right="0.189cm" fo:wrap-option="wrap" style:writing-mode="lr-tb" loext:decorative="false"/>
      <style:paragraph-properties style:writing-mode="lr-tb"/>
    </style:style>
    <style:style style:name="gr55" style:family="graphic" style:parent-style-name="standard">
      <style:graphic-properties svg:stroke-width="0.053cm" draw:marker-start-width="0.285cm" draw:marker-end-width="0.285cm" draw:fill-color="#b2b2b2" draw:textarea-horizontal-align="justify" draw:textarea-vertical-align="middle" draw:auto-grow-height="false" fo:min-height="0.596cm" fo:min-width="0.446cm" fo:padding-top="0.077cm" fo:padding-bottom="0.077cm" fo:padding-left="0.202cm" fo:padding-right="0.202cm" style:writing-mode="lr-tb"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0.552cm" loext:decorative="false"/>
      <style:paragraph-properties style:writing-mode="lr-tb"/>
    </style:style>
    <style:style style:name="P1" style:family="paragraph">
      <style:paragraph-properties fo:text-align="center"/>
    </style:style>
    <style:style style:name="P2" style:family="paragraph">
      <loext:graphic-properties draw:fill-color="#ffffd7"/>
      <style:paragraph-properties fo:text-align="center"/>
    </style:style>
    <style:style style:name="P3" style:family="paragraph">
      <loext:graphic-properties draw:fill="none"/>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ffffff"/>
    </style:style>
    <style:style style:name="P6"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color="#b4c7dc"/>
      <style:paragraph-properties fo:text-align="center" style:writing-mode="lr-tb"/>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text-align="start"/>
    </style:style>
    <style:style style:name="P16" style:family="paragraph">
      <loext:graphic-properties draw:fill="none"/>
      <style:paragraph-properties fo:text-align="start"/>
    </style:style>
    <style:style style:name="P17" style:family="paragraph">
      <loext:graphic-properties draw:fill="none" draw:fill-color="#ffffff"/>
      <style:text-properties fo:color="#ff0000" loext:opacity="100%" fo:font-weight="bold" style:font-weight-asian="bold" style:font-weight-complex="bold"/>
    </style:style>
    <style:style style:name="P18" style:family="paragraph">
      <loext:graphic-properties draw:fill="none" draw:fill-color="#ffffff"/>
      <style:text-properties fo:font-weight="bold" style:font-weight-asian="bold" style:font-weight-complex="bold"/>
    </style:style>
    <style:style style:name="P19" style:family="paragraph">
      <loext:graphic-properties draw:fill-color="#ffe994"/>
      <style:paragraph-properties fo:text-align="center"/>
    </style:style>
    <style:style style:name="P20" style:family="paragraph">
      <loext:graphic-properties draw:fill-color="#ffffa6"/>
      <style:paragraph-properties fo:text-align="center" style:writing-mode="lr-tb"/>
    </style:style>
    <style:style style:name="P21" style:family="paragraph">
      <loext:graphic-properties draw:fill-color="#b2b2b2"/>
      <style:paragraph-properties fo:text-align="center" style:writing-mode="lr-tb"/>
    </style:style>
    <style:style style:name="P22" style:family="paragraph">
      <loext:graphic-properties draw:fill="none"/>
      <style:paragraph-properties fo:text-align="center"/>
    </style:style>
    <style:style style:name="T1" style:family="text">
      <style:text-properties fo:font-size="15pt" style:font-size-asian="14pt" style:font-size-complex="14pt"/>
    </style:style>
    <style:style style:name="T2" style:family="text">
      <style:text-properties fo:font-size="18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DejaVu Sans"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4" style:family="text">
      <style:text-properties fo:font-size="14pt" fo:font-weight="bold" style:font-size-asian="13pt" style:font-weight-asian="bold" style:font-size-complex="13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DejaVu Sans" style:font-size-asian="11pt" style:font-style-asian="normal" style:font-weight-asian="bold" style:font-name-complex="FreeSans" style:font-size-complex="11pt" style:font-style-complex="normal" style:font-weight-complex="bold" style:text-emphasize="none" style:font-relief="none" style:text-overline-style="none" style:text-overline-color="font-color"/>
    </style:style>
    <style:style style:name="T6" style:family="text">
      <style:text-properties fo:color="#ff0000" loext:opacity="100%" fo:font-size="16pt" fo:font-weight="bold" style:font-size-asian="15pt" style:font-weight-asian="bold" style:font-size-complex="15pt" style:font-weight-complex="bold"/>
    </style:style>
    <style:style style:name="T7" style:family="text">
      <style:text-properties fo:font-size="12pt" fo:font-weight="bold" style:font-size-asian="11pt" style:font-weight-asian="bold" style:font-size-complex="11pt" style:font-weight-complex="bold"/>
    </style:style>
    <style:style style:name="T8" style:family="text">
      <style:text-properties fo:font-size="16pt" style:font-size-asian="15pt" style:font-size-complex="15pt"/>
    </style:style>
    <style:style style:name="T9" style:family="text">
      <style:text-properties fo:font-size="14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9.25cm" svg:height="9.4cm" svg:x="3.5cm" svg:y="2.75cm">
          <text:p/>
          <draw:enhanced-geometry svg:viewBox="0 0 21600 21600" draw:type="rectangle" draw:enhanced-path="M 0 0 L 21600 0 21600 21600 0 21600 0 0 Z N"/>
        </draw:custom-shape>
        <draw:custom-shape draw:style-name="gr2" draw:text-style-name="P2" draw:layer="layout" svg:width="7.75cm" svg:height="8.75cm" svg:x="14.65cm" svg:y="3cm">
          <text:p/>
          <draw:enhanced-geometry svg:viewBox="0 0 21600 21600" draw:type="rectangle" draw:enhanced-path="M 0 0 L 21600 0 21600 21600 0 21600 0 0 Z N"/>
        </draw:custom-shape>
        <draw:line draw:style-name="gr3" draw:text-style-name="P3" draw:layer="layout" svg:x1="6cm" svg:y1="5.75cm" svg:x2="8cm" svg:y2="7cm">
          <text:p/>
        </draw:line>
        <draw:line draw:style-name="gr3" draw:text-style-name="P3" draw:layer="layout" svg:x1="14.25cm" svg:y1="7.25cm" svg:x2="10.25cm" svg:y2="7.25cm">
          <text:p/>
        </draw:line>
        <draw:line draw:style-name="gr3" draw:text-style-name="P3" draw:layer="layout" svg:x1="20.25cm" svg:y1="4.75cm" svg:x2="17.5cm" svg:y2="7.25cm">
          <text:p/>
        </draw:line>
        <draw:line draw:style-name="gr3" draw:text-style-name="P3" draw:layer="layout" svg:x1="20.5cm" svg:y1="9cm" svg:x2="18cm" svg:y2="7.75cm">
          <text:p/>
        </draw:line>
        <draw:line draw:style-name="gr3" draw:text-style-name="P3" draw:layer="layout" svg:x1="14.75cm" svg:y1="7.25cm" svg:x2="17cm" svg:y2="7.25cm">
          <text:p/>
        </draw:line>
        <draw:frame draw:name="Computer-Desktop" draw:style-name="gr4" draw:text-style-name="P4" draw:layer="layout" svg:width="2.802cm" svg:height="2.253cm" svg:x="12.198cm" svg:y="5.997cm">
          <draw:image xlink:href="Pictures/10000001000001DB0000017E407B7489.png" xlink:type="simple" xlink:show="embed" xlink:actuate="onLoad" draw:mime-type="image/png">
            <text:p/>
          </draw:image>
        </draw:frame>
        <draw:frame draw:name="Computer-Server" draw:style-name="gr5" draw:text-style-name="P4" draw:layer="layout" svg:width="1.136cm" svg:height="2.489cm" svg:x="20.2cm" svg:y="3.261cm">
          <draw:image xlink:href="Pictures/10000001000000A3000001658BE25924.png" xlink:type="simple" xlink:show="embed" xlink:actuate="onLoad" draw:mime-type="image/png">
            <text:p/>
          </draw:image>
        </draw:frame>
        <draw:frame draw:style-name="gr6" draw:text-style-name="P5" draw:layer="layout" svg:width="3.5cm" svg:height="1.427cm" svg:x="11.5cm" svg:y="8.023cm">
          <draw:text-box>
            <text:p><text:span text:style-name="T1">Host</text:span></text:p>
            <text:p><text:span text:style-name="T1">Hospedeiro</text:span></text:p>
          </draw:text-box>
        </draw:frame>
        <draw:frame draw:style-name="gr7" draw:text-style-name="P5" draw:layer="layout" svg:width="3.5cm" svg:height="1cm" svg:x="18.95cm" svg:y="5.786cm">
          <draw:text-box>
            <text:p><text:span text:style-name="T1">Container X</text:span></text:p>
          </draw:text-box>
        </draw:frame>
        <draw:frame draw:name="Computer-Server 1" draw:style-name="gr8" draw:text-style-name="P4" draw:layer="layout" svg:width="1.136cm" svg:height="2.489cm" svg:x="20.2cm" svg:y="7.562cm">
          <draw:image xlink:href="Pictures/10000001000000A3000001658BE25924.png" xlink:type="simple" xlink:show="embed" xlink:actuate="onLoad" draw:mime-type="image/png">
            <text:p/>
          </draw:image>
        </draw:frame>
        <draw:frame draw:style-name="gr7" draw:text-style-name="P5" draw:layer="layout" svg:width="3.5cm" svg:height="1cm" svg:x="18.95cm" svg:y="10.087cm">
          <draw:text-box>
            <text:p><text:span text:style-name="T1">Container Y</text:span></text:p>
          </draw:text-box>
        </draw:frame>
        <draw:g draw:style-name="gr9">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10" draw:text-style-name="P6" draw:layer="layout" svg:width="0.839cm" svg:height="0.518cm" svg:x="17.921cm" svg:y="7.731cm" svg:viewBox="0 0 840 519" svg:d="M0 519c178 0 840-173 840-312 0-138-16-207-194-207 0 104-646 380-646 519z">
            <text:p/>
          </draw:path>
          <draw:g draw:style-name="gr11">
            <draw:polygon draw:style-name="gr12" draw:text-style-name="P7" draw:layer="layout" svg:width="1.42cm" svg:height="1.036cm" svg:x="16.5cm" svg:y="7.213cm" svg:viewBox="0 0 1421 1037" draw:points="0,277 0,0 1421,761 1421,1037">
              <text:p/>
            </draw:polygon>
            <draw:polygon draw:style-name="gr13" draw:text-style-name="P8" draw:layer="layout" svg:width="0.645cm" svg:height="0.621cm" svg:x="17.921cm" svg:y="7.628cm" svg:viewBox="0 0 646 622" draw:points="0,622 0,346 646,0 646,277">
              <text:p/>
            </draw:polygon>
            <draw:polygon draw:style-name="gr14" draw:text-style-name="P9" draw:layer="layout" svg:width="2.067cm" svg:height="1.105cm" svg:x="16.5cm" svg:y="6.867cm" svg:viewBox="0 0 2068 1106" draw:points="1421,1106 0,346 646,0 2068,761">
              <text:p/>
            </draw:polygon>
            <draw:polygon draw:style-name="gr15" draw:text-style-name="P10" draw:layer="layout" svg:width="0.128cm" svg:height="0.206cm" svg:x="17.727cm" svg:y="7.939cm" svg:viewBox="0 0 129 207" draw:points="0,138 0,0 129,69 129,207">
              <text:p/>
            </draw:polygon>
            <draw:polygon draw:style-name="gr16" draw:text-style-name="P11" draw:layer="layout" svg:width="2.067cm" svg:height="1.382cm" svg:x="16.5cm" svg:y="6.867cm" svg:viewBox="0 0 2068 1383" draw:points="0,622 0,346 646,0 2068,761 2068,1037 1421,1383">
              <text:p/>
            </draw:polygon>
            <draw:polygon draw:style-name="gr17" draw:text-style-name="P12" draw:layer="layout" svg:width="0.063cm" svg:height="0.103cm" svg:x="16.629cm" svg:y="7.386cm" svg:viewBox="0 0 64 104" draw:points="0,69 0,0 64,35 64,104">
              <text:p/>
            </draw:polygon>
            <draw:polygon draw:style-name="gr18" draw:text-style-name="P12" draw:layer="layout" svg:width="0.063cm" svg:height="0.103cm" svg:x="16.758cm" svg:y="7.455cm" svg:viewBox="0 0 64 104" draw:points="0,69 0,0 64,35 64,104">
              <text:p/>
            </draw:polygon>
            <draw:polygon draw:style-name="gr19" draw:text-style-name="P12" draw:layer="layout" svg:width="0.063cm" svg:height="0.103cm" svg:x="16.888cm" svg:y="7.524cm" svg:viewBox="0 0 64 104" draw:points="0,69 0,0 64,35 64,104">
              <text:p/>
            </draw:polygon>
            <draw:polygon draw:style-name="gr20" draw:text-style-name="P12" draw:layer="layout" svg:width="0.063cm" svg:height="0.103cm" svg:x="17.017cm" svg:y="7.593cm" svg:viewBox="0 0 64 104" draw:points="0,69 0,0 64,35 64,104">
              <text:p/>
            </draw:polygon>
            <draw:polygon draw:style-name="gr21" draw:text-style-name="P12" draw:layer="layout" svg:width="0.063cm" svg:height="0.103cm" svg:x="17.146cm" svg:y="7.662cm" svg:viewBox="0 0 64 104" draw:points="0,69 0,0 64,35 64,104">
              <text:p/>
            </draw:polygon>
            <draw:polygon draw:style-name="gr22" draw:text-style-name="P12" draw:layer="layout" svg:width="0.063cm" svg:height="0.103cm" svg:x="17.275cm" svg:y="7.731cm" svg:viewBox="0 0 64 104" draw:points="0,69 0,0 64,35 64,104">
              <text:p/>
            </draw:polygon>
            <draw:polygon draw:style-name="gr23" draw:text-style-name="P12" draw:layer="layout" svg:width="0.063cm" svg:height="0.103cm" svg:x="17.405cm" svg:y="7.801cm" svg:viewBox="0 0 64 104" draw:points="0,69 0,0 64,35 64,104">
              <text:p/>
            </draw:polygon>
            <draw:polygon draw:style-name="gr24" draw:text-style-name="P12" draw:layer="layout" svg:width="0.063cm" svg:height="0.103cm" svg:x="17.534cm" svg:y="7.87cm" svg:viewBox="0 0 64 104" draw:points="0,69 0,0 64,35 64,104">
              <text:p/>
            </draw:polygon>
          </draw:g>
        </draw:g>
        <draw:custom-shape draw:style-name="gr25" draw:text-style-name="P13" draw:layer="layout" svg:width="4.25cm" svg:height="2.5cm" svg:x="6.75cm" svg:y="6.25cm">
          <text:p text:style-name="P1"><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Computer-Laptop-Silver" draw:style-name="gr26" draw:text-style-name="P4" draw:layer="layout" svg:width="2.891cm" svg:height="1.894cm" svg:x="3.609cm" svg:y="4.106cm">
          <draw:image xlink:href="Pictures/10000001000001B9000001218FFFD55D.png" xlink:type="simple" xlink:show="embed" xlink:actuate="onLoad" draw:mime-type="image/png">
            <text:p/>
          </draw:image>
        </draw:frame>
        <draw:frame draw:style-name="gr27" draw:text-style-name="P5" draw:layer="layout" svg:width="2.95cm" svg:height="1.941cm" svg:x="3.5cm" svg:y="5.466cm">
          <draw:text-box>
            <text:p><text:span text:style-name="T1">Host A</text:span></text:p>
            <text:p text:style-name="P14"><text:span text:style-name="T3">IP 67.0.0.2</text:span><text:span text:style-name="T4"> </text:span></text:p>
          </draw:text-box>
        </draw:frame>
        <draw:frame draw:style-name="gr28" draw:text-style-name="P16" draw:layer="layout" svg:width="3.25cm" svg:height="1.28cm" svg:x="11cm" svg:y="5.493cm">
          <draw:text-box>
            <text:p text:style-name="P15"><text:span text:style-name="T3">IP 200.0.0.1</text:span></text:p>
            <text:p text:style-name="P15"><text:span text:style-name="T5">eth0</text:span></text:p>
          </draw:text-box>
        </draw:frame>
        <draw:frame draw:style-name="gr29" draw:text-style-name="P16" draw:layer="layout" svg:width="3.5cm" svg:height="1.916cm" svg:x="15cm" svg:y="5.177cm">
          <draw:text-box>
            <text:p text:style-name="P15"><text:span text:style-name="T3">IP 172.17.0.1</text:span></text:p>
            <text:p text:style-name="P15"><text:span text:style-name="T5">docker0</text:span></text:p>
          </draw:text-box>
        </draw:frame>
        <draw:frame draw:style-name="gr29" draw:text-style-name="P16" draw:layer="layout" svg:width="3.5cm" svg:height="1.916cm" svg:x="16.9cm" svg:y="2.877cm">
          <draw:text-box>
            <text:p text:style-name="P15"><text:span text:style-name="T3">IP 172.17.0.2</text:span></text:p>
            <text:p text:style-name="P15"><text:span text:style-name="T5">eth0</text:span></text:p>
          </draw:text-box>
        </draw:frame>
        <draw:frame draw:style-name="gr29" draw:text-style-name="P16" draw:layer="layout" svg:width="3.5cm" svg:height="1.916cm" svg:x="16.9cm" svg:y="8.577cm">
          <draw:text-box>
            <text:p text:style-name="P15"><text:span text:style-name="T3">IP 172.17.0.3</text:span></text:p>
            <text:p text:style-name="P15"><text:span text:style-name="T5">eth0</text:span></text:p>
          </draw:text-box>
        </draw:frame>
        <draw:frame draw:style-name="gr30" draw:text-style-name="P17" draw:layer="layout" svg:width="2cm" svg:height="0.878cm" svg:x="13.5cm" svg:y="4.58cm">
          <draw:text-box>
            <text:p><text:span text:style-name="T6">NAT</text:span></text:p>
          </draw:text-box>
        </draw:frame>
        <draw:frame draw:style-name="gr31" draw:text-style-name="P18" draw:layer="layout" svg:width="5cm" svg:height="0.75cm" svg:x="14.5cm" svg:y="11.05cm">
          <draw:text-box>
            <text:p><text:span text:style-name="T7">Rede Docker (Virtual)</text:span></text:p>
          </draw:text-box>
        </draw:frame>
      </draw:page>
      <draw:page draw:name="page2" draw:style-name="dp1" draw:master-page-name="Padrão">
        <draw:custom-shape draw:style-name="gr32" draw:text-style-name="P1" draw:layer="layout" svg:width="19.25cm" svg:height="10.3cm" svg:x="3.5cm" svg:y="1.75cm">
          <text:p/>
          <draw:enhanced-geometry svg:viewBox="0 0 21600 21600" draw:type="rectangle" draw:enhanced-path="M 0 0 L 21600 0 21600 21600 0 21600 0 0 Z N"/>
        </draw:custom-shape>
        <draw:custom-shape draw:style-name="gr33" draw:text-style-name="P19" draw:layer="layout" svg:width="10.4cm" svg:height="8.75cm" svg:x="12cm" svg:y="3.001cm">
          <text:p/>
          <draw:enhanced-geometry svg:viewBox="0 0 21600 21600" draw:type="rectangle" draw:enhanced-path="M 0 0 L 21600 0 21600 21600 0 21600 0 0 Z N"/>
        </draw:custom-shape>
        <draw:frame draw:name="Computer-Desktop 1" draw:style-name="gr34" draw:text-style-name="P4" draw:layer="layout" svg:width="2.802cm" svg:height="2.253cm" svg:x="11.95cm" svg:y="1.947cm">
          <draw:image xlink:href="Pictures/10000001000001DB0000017E407B7489.png" xlink:type="simple" xlink:show="embed" xlink:actuate="onLoad" draw:mime-type="image/png">
            <text:p/>
          </draw:image>
        </draw:frame>
        <draw:frame draw:style-name="gr6" draw:text-style-name="P5" draw:layer="layout" svg:width="3.5cm" svg:height="1.427cm" svg:x="11.75cm" svg:y="4cm">
          <draw:text-box>
            <text:p><text:span text:style-name="T1">Host</text:span></text:p>
            <text:p><text:span text:style-name="T1">Hospedeiro</text:span></text:p>
          </draw:text-box>
        </draw:frame>
        <draw:frame draw:style-name="gr6" draw:text-style-name="P5" draw:layer="layout" svg:width="2.6cm" svg:height="1.427cm" svg:x="14.3cm" svg:y="7.773cm">
          <draw:text-box>
            <text:p><text:span text:style-name="T1">docker0</text:span></text:p>
            <text:p><text:span text:style-name="T1">bridge</text:span></text:p>
          </draw:text-box>
        </draw:frame>
        <draw:custom-shape draw:style-name="gr35" draw:text-style-name="P20" draw:layer="layout" svg:width="3.25cm" svg:height="2.75cm" svg:x="18.9cm" svg:y="3.25cm">
          <text:p text:style-name="P1"><text:span text:style-name="T8">Container </text:span><text:span text:style-name="T8">A</text:span></text:p>
          <text:p text:style-name="P1"><text:span text:style-name="T8"/></text:p>
          <text:p text:style-name="P1"><text:span text:style-name="T8"/></text:p>
          <text:p text:style-name="P1"><text:span text:style-name="T8"/></text:p>
          <draw:enhanced-geometry svg:viewBox="0 0 21600 21600" draw:type="rectangle" draw:enhanced-path="M 0 0 L 21600 0 21600 21600 0 21600 0 0 Z N"/>
        </draw:custom-shape>
        <draw:custom-shape draw:style-name="gr36" draw:text-style-name="P21" draw:layer="layout" svg:width="2.25cm" svg:height="1cm" svg:x="18.9cm" svg:y="5cm">
          <text:p text:style-name="P1"><text:span text:style-name="T8">eth0</text:span></text:p>
          <draw:enhanced-geometry svg:viewBox="0 0 21600 21600" draw:type="rectangle" draw:enhanced-path="M 0 0 L 21600 0 21600 21600 0 21600 0 0 Z N"/>
        </draw:custom-shape>
        <draw:frame draw:style-name="gr37" draw:text-style-name="P22" draw:layer="layout" svg:width="1.622cm" svg:height="0.987cm" svg:x="18.6cm" svg:y="5.65cm">
          <draw:image xlink:href="Pictures/10002EAC0000276E00001800E1A44E8C.svg" xlink:type="simple" xlink:show="embed" xlink:actuate="onLoad" draw:mime-type="image/svg+xml">
            <text:p/>
          </draw:image>
          <draw:image xlink:href="Pictures/100000010000017E000000E8333A518E.png" xlink:type="simple" xlink:show="embed" xlink:actuate="onLoad" draw:mime-type="image/png"/>
        </draw:frame>
        <draw:g draw:style-name="gr9">
          <draw:custom-shape draw:style-name="gr35" draw:text-style-name="P20" draw:layer="layout" svg:width="3.25cm" svg:height="2.75cm" svg:x="18.914cm" svg:y="8.137cm">
            <text:p text:style-name="P1"><text:span text:style-name="T8">Container B</text:span></text:p>
            <text:p text:style-name="P1"><text:span text:style-name="T8"/></text:p>
            <text:p text:style-name="P1"><text:span text:style-name="T8"/></text:p>
            <text:p text:style-name="P1"><text:span text:style-name="T8"/></text:p>
            <draw:enhanced-geometry svg:viewBox="0 0 21600 21600" draw:type="rectangle" draw:enhanced-path="M 0 0 L 21600 0 21600 21600 0 21600 0 0 Z N"/>
          </draw:custom-shape>
          <draw:custom-shape draw:style-name="gr36" draw:text-style-name="P21" draw:layer="layout" svg:width="2.25cm" svg:height="1cm" svg:x="18.914cm" svg:y="9.887cm">
            <text:p text:style-name="P1"><text:span text:style-name="T8">eth0</text:span></text:p>
            <draw:enhanced-geometry svg:viewBox="0 0 21600 21600" draw:type="rectangle" draw:enhanced-path="M 0 0 L 21600 0 21600 21600 0 21600 0 0 Z N"/>
          </draw:custom-shape>
          <draw:frame draw:style-name="gr37" draw:text-style-name="P22" draw:layer="layout" svg:width="1.622cm" svg:height="0.987cm" svg:x="18.614cm" svg:y="10.537cm">
            <draw:image xlink:href="Pictures/10002EAC0000276E00001800E1A44E8C.svg" xlink:type="simple" xlink:show="embed" xlink:actuate="onLoad" draw:mime-type="image/svg+xml">
              <text:p/>
            </draw:image>
            <draw:image xlink:href="Pictures/100000010000017E000000E8333A518E.png" xlink:type="simple" xlink:show="embed" xlink:actuate="onLoad" draw:mime-type="image/png"/>
          </draw:frame>
        </draw:g>
        <draw:line draw:style-name="gr3" draw:text-style-name="P3" draw:layer="layout" svg:x1="18.95cm" svg:y1="5.45cm" svg:x2="16.7cm" svg:y2="5.45cm">
          <text:p/>
        </draw:line>
        <draw:line draw:style-name="gr3" draw:text-style-name="P3" draw:layer="layout" svg:x1="18.95cm" svg:y1="10.25cm" svg:x2="16.7cm" svg:y2="10.25cm">
          <text:p/>
        </draw:line>
        <draw:line draw:style-name="gr3" draw:text-style-name="P3" draw:layer="layout" svg:x1="16.75cm" svg:y1="5.4cm" svg:x2="16.75cm" svg:y2="10.25cm">
          <text:p/>
        </draw:line>
        <draw:g draw:style-name="gr9">
          <draw:g draw:style-name="gr9">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8" draw:text-style-name="P6" draw:layer="layout" svg:width="0.839cm" svg:height="0.518cm" svg:x="17.021cm" svg:y="7.732cm" svg:viewBox="0 0 840 519" svg:d="M0 519c178 0 840-173 840-312 0-138-16-207-194-207 0 104-646 380-646 519z">
              <text:p/>
            </draw:path>
            <draw:g draw:style-name="gr11">
              <draw:polygon draw:style-name="gr39" draw:text-style-name="P7" draw:layer="layout" svg:width="1.42cm" svg:height="1.036cm" svg:x="15.6cm" svg:y="7.214cm" svg:viewBox="0 0 1421 1037" draw:points="0,277 0,0 1421,761 1421,1037">
                <text:p/>
              </draw:polygon>
              <draw:polygon draw:style-name="gr40" draw:text-style-name="P8" draw:layer="layout" svg:width="0.645cm" svg:height="0.621cm" svg:x="17.021cm" svg:y="7.629cm" svg:viewBox="0 0 646 622" draw:points="0,622 0,346 646,0 646,277">
                <text:p/>
              </draw:polygon>
              <draw:polygon draw:style-name="gr41" draw:text-style-name="P9" draw:layer="layout" svg:width="2.067cm" svg:height="1.105cm" svg:x="15.6cm" svg:y="6.868cm" svg:viewBox="0 0 2068 1106" draw:points="1421,1106 0,346 646,0 2068,761">
                <text:p/>
              </draw:polygon>
              <draw:polygon draw:style-name="gr42" draw:text-style-name="P10" draw:layer="layout" svg:width="0.128cm" svg:height="0.206cm" svg:x="16.827cm" svg:y="7.94cm" svg:viewBox="0 0 129 207" draw:points="0,138 0,0 129,69 129,207">
                <text:p/>
              </draw:polygon>
              <draw:polygon draw:style-name="gr43" draw:text-style-name="P11" draw:layer="layout" svg:width="2.067cm" svg:height="1.382cm" svg:x="15.6cm" svg:y="6.868cm" svg:viewBox="0 0 2068 1383" draw:points="0,622 0,346 646,0 2068,761 2068,1037 1421,1383">
                <text:p/>
              </draw:polygon>
              <draw:polygon draw:style-name="gr44" draw:text-style-name="P12" draw:layer="layout" svg:width="0.063cm" svg:height="0.103cm" svg:x="15.729cm" svg:y="7.387cm" svg:viewBox="0 0 64 104" draw:points="0,69 0,0 64,35 64,104">
                <text:p/>
              </draw:polygon>
              <draw:polygon draw:style-name="gr45" draw:text-style-name="P12" draw:layer="layout" svg:width="0.063cm" svg:height="0.103cm" svg:x="15.858cm" svg:y="7.456cm" svg:viewBox="0 0 64 104" draw:points="0,69 0,0 64,35 64,104">
                <text:p/>
              </draw:polygon>
              <draw:polygon draw:style-name="gr46" draw:text-style-name="P12" draw:layer="layout" svg:width="0.063cm" svg:height="0.103cm" svg:x="15.988cm" svg:y="7.525cm" svg:viewBox="0 0 64 104" draw:points="0,69 0,0 64,35 64,104">
                <text:p/>
              </draw:polygon>
              <draw:polygon draw:style-name="gr47" draw:text-style-name="P12" draw:layer="layout" svg:width="0.063cm" svg:height="0.103cm" svg:x="16.117cm" svg:y="7.594cm" svg:viewBox="0 0 64 104" draw:points="0,69 0,0 64,35 64,104">
                <text:p/>
              </draw:polygon>
              <draw:polygon draw:style-name="gr48" draw:text-style-name="P12" draw:layer="layout" svg:width="0.063cm" svg:height="0.103cm" svg:x="16.246cm" svg:y="7.663cm" svg:viewBox="0 0 64 104" draw:points="0,69 0,0 64,35 64,104">
                <text:p/>
              </draw:polygon>
              <draw:polygon draw:style-name="gr49" draw:text-style-name="P12" draw:layer="layout" svg:width="0.063cm" svg:height="0.103cm" svg:x="16.375cm" svg:y="7.732cm" svg:viewBox="0 0 64 104" draw:points="0,69 0,0 64,35 64,104">
                <text:p/>
              </draw:polygon>
              <draw:polygon draw:style-name="gr50" draw:text-style-name="P12" draw:layer="layout" svg:width="0.063cm" svg:height="0.103cm" svg:x="16.505cm" svg:y="7.802cm" svg:viewBox="0 0 64 104" draw:points="0,69 0,0 64,35 64,104">
                <text:p/>
              </draw:polygon>
              <draw:polygon draw:style-name="gr51" draw:text-style-name="P12" draw:layer="layout" svg:width="0.063cm" svg:height="0.103cm" svg:x="16.634cm" svg:y="7.871cm" svg:viewBox="0 0 64 104" draw:points="0,69 0,0 64,35 64,104">
                <text:p/>
              </draw:polygon>
            </draw:g>
          </draw:g>
          <draw:frame draw:style-name="gr37" draw:text-style-name="P22" draw:layer="layout" svg:width="2.091cm" svg:height="1.5cm" svg:x="16.009cm" svg:y="6cm">
            <draw:image xlink:href="Pictures/100009F400000CB30000091D1419814F.svg" xlink:type="simple" xlink:show="embed" xlink:actuate="onLoad" draw:mime-type="image/svg+xml">
              <text:p/>
            </draw:image>
            <draw:image xlink:href="Pictures/100000010000007B00000058900EBBCA.png" xlink:type="simple" xlink:show="embed" xlink:actuate="onLoad" draw:mime-type="image/png"/>
          </draw:frame>
        </draw:g>
        <draw:line draw:style-name="gr3" draw:text-style-name="P3" draw:layer="layout" svg:x1="15.6cm" svg:y1="7.35cm" svg:x2="13.85cm" svg:y2="7.35cm">
          <text:p/>
        </draw:line>
        <draw:frame draw:style-name="gr52" draw:text-style-name="P5" draw:layer="layout" svg:width="1.75cm" svg:height="0.839cm" svg:x="17.15cm" svg:y="4.6cm">
          <draw:text-box>
            <text:p><text:span text:style-name="T1">veth</text:span></text:p>
          </draw:text-box>
        </draw:frame>
        <draw:frame draw:style-name="gr52" draw:text-style-name="P5" draw:layer="layout" svg:width="1.75cm" svg:height="0.839cm" svg:x="17.15cm" svg:y="9.401cm">
          <draw:text-box>
            <text:p><text:span text:style-name="T1">veth</text:span></text:p>
          </draw:text-box>
        </draw:frame>
        <draw:line draw:style-name="gr3" draw:text-style-name="P3" draw:layer="layout" svg:x1="10.75cm" svg:y1="7.25cm" svg:x2="7.75cm" svg:y2="7.25cm">
          <text:p/>
        </draw:line>
        <draw:g draw:style-name="gr9">
          <draw:custom-shape draw:style-name="gr53" draw:text-style-name="P21" draw:layer="layout" svg:width="3.25cm" svg:height="2.75cm" svg:x="10.65cm" svg:y="5.909cm">
            <text:p text:style-name="P1">eth0</text:p>
            <draw:enhanced-geometry svg:viewBox="0 0 21600 21600" draw:type="rectangle" draw:enhanced-path="M 0 0 L 21600 0 21600 21600 0 21600 0 0 Z N"/>
          </draw:custom-shape>
          <draw:frame draw:style-name="gr37" draw:text-style-name="P22" draw:layer="layout" svg:width="2.532cm" svg:height="1.541cm" svg:x="10.15cm" svg:y="7.659cm">
            <draw:image xlink:href="Pictures/10002EAC0000276E00001800E1A44E8C.svg" xlink:type="simple" xlink:show="embed" xlink:actuate="onLoad" draw:mime-type="image/svg+xml">
              <text:p/>
            </draw:image>
            <draw:image xlink:href="Pictures/100000010000017E000000E8333A518E.png" xlink:type="simple" xlink:show="embed" xlink:actuate="onLoad" draw:mime-type="image/png"/>
          </draw:frame>
        </draw:g>
        <draw:custom-shape draw:style-name="gr54" draw:text-style-name="P13" draw:layer="layout" svg:width="4.25cm" svg:height="2.5cm" svg:x="3.75cm" svg:y="6.5cm">
          <text:p text:style-name="P1"><text:span text:style-name="T2">Rede</text:span></text:p>
          <text:p text:style-name="P1"><text:span text:style-name="T2">extern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21" draw:layer="layout" svg:width="0.85cm" svg:height="0.75cm" svg:x="18.9cm" svg:y="4.1cm">
          <text:p text:style-name="P1"><text:span text:style-name="T8">lo</text:span></text:p>
          <draw:enhanced-geometry svg:viewBox="0 0 21600 21600" draw:type="rectangle" draw:enhanced-path="M 0 0 L 21600 0 21600 21600 0 21600 0 0 Z N"/>
        </draw:custom-shape>
        <draw:custom-shape draw:style-name="gr55" draw:text-style-name="P21" draw:layer="layout" svg:width="0.85cm" svg:height="0.75cm" svg:x="18.9cm" svg:y="9cm">
          <text:p text:style-name="P1"><text:span text:style-name="T8">lo</text:span></text:p>
          <draw:enhanced-geometry svg:viewBox="0 0 21600 21600" draw:type="rectangle" draw:enhanced-path="M 0 0 L 21600 0 21600 21600 0 21600 0 0 Z N"/>
        </draw:custom-shape>
        <draw:frame draw:style-name="gr56" draw:text-style-name="P5" draw:layer="layout" svg:width="3.75cm" svg:height="0.806cm" svg:x="18cm" svg:y="6.946cm">
          <draw:text-box>
            <text:p><text:span text:style-name="T9">172.17.0.0/16</text:span></text:p>
          </draw:text-box>
        </draw:frame>
        <draw:frame draw:style-name="gr56" draw:text-style-name="P5" draw:layer="layout" svg:width="3.75cm" svg:height="0.806cm" svg:x="8.7cm" svg:y="9.046cm">
          <draw:text-box>
            <text:p><text:span text:style-name="T9">200.0.0.1/30</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15cm" svg:stroke-color="#000000" draw:marker-start-width="0.43cm" draw:marker-start-center="false" draw:marker-end-width="0.43cm" draw:marker-end-center="false" draw:fill="solid" draw:fill-color="#eeeeee"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3" svg:stroke-width="0.15cm" svg:stroke-color="#000000" draw:marker-start-width="0.43cm" draw:marker-end-width="0.4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4:35:26.860591573</meta:creation-date>
    <dc:title>aula1</dc:title>
    <meta:editing-duration>PT7H25M56S</meta:editing-duration>
    <meta:editing-cycles>5</meta:editing-cycles>
    <meta:generator>LibreOffice/24.8.3.2$Linux_X86_64 LibreOffice_project/480$Build-2</meta:generator>
    <dc:date>2024-12-23T13:12:16.172545116</dc:date>
    <meta:document-statistic meta:object-count="83"/>
    <meta:template xlink:type="simple" xlink:actuate="onRequest" xlink:title="aula1" xlink:href="../../../../../../../home/luiz/.config/libreoffice/4/user/template/draw/aula1.otg" meta:date="2024-09-17T14:35:26.143646370"/>
  </office:meta>
</office:document-meta>
</file>